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76bd" officeooo:paragraph-rsid="003b3d92"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2f6370" officeooo:paragraph-rsid="0034c8bd" style:font-size-asian="12pt" style:font-weight-asian="normal" style:font-size-complex="12pt" style:font-weight-complex="normal"/>
    </style:style>
    <style:style style:name="P13" style:family="paragraph" style:parent-style-name="Standard">
      <style:text-properties fo:color="#008000" style:font-name="Ubuntu" officeooo:rsid="001e2584" officeooo:paragraph-rsid="00290f19"/>
    </style:style>
    <style:style style:name="P14" style:family="paragraph" style:parent-style-name="Standard">
      <style:text-properties fo:color="#008000" style:font-name="Ubuntu" officeooo:rsid="001e2584" officeooo:paragraph-rsid="001e2584"/>
    </style:style>
    <style:style style:name="P15" style:family="paragraph" style:parent-style-name="Standard">
      <style:text-properties fo:color="#008000" style:font-name="Ubuntu" officeooo:rsid="001e41ec" officeooo:paragraph-rsid="001e41ec"/>
    </style:style>
    <style:style style:name="P16" style:family="paragraph" style:parent-style-name="Standard">
      <style:text-properties fo:color="#008000" style:font-name="Ubuntu" officeooo:rsid="001e43a9" officeooo:paragraph-rsid="001e43a9"/>
    </style:style>
    <style:style style:name="P17" style:family="paragraph" style:parent-style-name="Standard">
      <style:text-properties fo:color="#008000" officeooo:paragraph-rsid="001e2584"/>
    </style:style>
    <style:style style:name="P18" style:family="paragraph" style:parent-style-name="Standard">
      <style:text-properties fo:color="#008000" officeooo:paragraph-rsid="00290f19"/>
    </style:style>
    <style:style style:name="P19" style:family="paragraph" style:parent-style-name="Standard">
      <style:text-properties fo:color="#008000" officeooo:paragraph-rsid="001e41ec"/>
    </style:style>
    <style:style style:name="P20"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1"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2"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3"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4"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5"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5"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6"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7"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38"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39"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0" style:family="paragraph" style:parent-style-name="Standard">
      <style:text-properties style:font-name="Ubuntu" fo:font-size="16pt" fo:font-weight="bold" officeooo:paragraph-rsid="003bcdf4" style:font-size-asian="16pt" style:font-weight-asian="bold" style:font-size-complex="16pt" style:font-weight-complex="bold"/>
    </style:style>
    <style:style style:name="P41" style:family="paragraph" style:parent-style-name="Standard">
      <style:text-properties style:use-window-font-color="true" style:font-name="Ubuntu" officeooo:rsid="0015dfbd" officeooo:paragraph-rsid="00203a6f"/>
    </style:style>
    <style:style style:name="P42"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3"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4"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5"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6"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7"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8" style:family="paragraph" style:parent-style-name="Standard">
      <style:text-properties style:use-window-font-color="true" style:font-name="Ubuntu" fo:font-weight="normal" officeooo:rsid="0027891d" officeooo:paragraph-rsid="0027891d" style:font-weight-asian="normal" style:font-weight-complex="normal"/>
    </style:style>
    <style:style style:name="P49" style:family="paragraph" style:parent-style-name="Standard">
      <style:text-properties style:use-window-font-color="true" style:font-name="Ubuntu" officeooo:rsid="00195786" officeooo:paragraph-rsid="0025224f"/>
    </style:style>
    <style:style style:name="P50" style:family="paragraph" style:parent-style-name="Standard">
      <style:text-properties style:use-window-font-color="true" style:font-name="Ubuntu" officeooo:rsid="00195786" officeooo:paragraph-rsid="0027891d"/>
    </style:style>
    <style:style style:name="P51" style:family="paragraph" style:parent-style-name="Standard">
      <style:text-properties style:use-window-font-color="true" style:font-name="Ubuntu" officeooo:rsid="00195786" officeooo:paragraph-rsid="0029f40f"/>
    </style:style>
    <style:style style:name="P52"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3"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5224f" officeooo:paragraph-rsid="003bcdf4"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6" style:family="paragraph" style:parent-style-name="Standard">
      <style:text-properties style:use-window-font-color="true" style:font-name="Ubuntu" fo:font-size="12pt" fo:font-weight="normal" officeooo:rsid="003bcdf4" officeooo:paragraph-rsid="003bcdf4" style:font-size-asian="12pt" style:font-weight-asian="normal" style:font-size-complex="12pt" style:font-weight-complex="normal"/>
    </style:style>
    <style:style style:name="P67" style:family="paragraph" style:parent-style-name="Standard">
      <style:text-properties style:use-window-font-color="true" style:font-name="Ubuntu" fo:font-size="12pt" fo:font-weight="normal" officeooo:rsid="003d4677" officeooo:paragraph-rsid="003d4677" style:font-size-asian="12pt" style:font-weight-asian="normal" style:font-size-complex="12pt" style:font-weight-complex="normal"/>
    </style:style>
    <style:style style:name="P68" style:family="paragraph" style:parent-style-name="Standard">
      <style:text-properties style:use-window-font-color="true" style:font-name="Ubuntu" fo:font-size="12pt" fo:font-weight="normal" officeooo:rsid="003d4677" officeooo:paragraph-rsid="00449b5e" style:font-size-asian="12pt" style:font-weight-asian="normal" style:font-size-complex="12pt" style:font-weight-complex="normal"/>
    </style:style>
    <style:style style:name="P69" style:family="paragraph" style:parent-style-name="Standard">
      <style:text-properties style:use-window-font-color="true" style:font-name="Ubuntu" fo:font-size="12pt" fo:font-weight="normal" officeooo:rsid="003ee641" officeooo:paragraph-rsid="003ee641" style:font-size-asian="12pt" style:font-weight-asian="normal" style:font-size-complex="12pt" style:font-weight-complex="normal"/>
    </style:style>
    <style:style style:name="P70" style:family="paragraph" style:parent-style-name="Standard">
      <style:text-properties style:use-window-font-color="true" style:font-name="Ubuntu" fo:font-size="12pt" fo:font-weight="normal" officeooo:rsid="003ee641" officeooo:paragraph-rsid="003f2dcf" style:font-size-asian="12pt" style:font-weight-asian="normal" style:font-size-complex="12pt" style:font-weight-complex="normal"/>
    </style:style>
    <style:style style:name="P71" style:family="paragraph" style:parent-style-name="Standard">
      <style:text-properties style:use-window-font-color="true" style:font-name="Ubuntu" fo:font-size="12pt" fo:font-weight="normal" officeooo:rsid="003f2dcf" officeooo:paragraph-rsid="003f2dcf" style:font-size-asian="12pt" style:font-weight-asian="normal" style:font-size-complex="12pt" style:font-weight-complex="normal"/>
    </style:style>
    <style:style style:name="P72" style:family="paragraph" style:parent-style-name="Standard">
      <style:text-properties style:use-window-font-color="true" style:font-name="Ubuntu" fo:font-size="12pt" fo:font-weight="normal" officeooo:rsid="001bba43" officeooo:paragraph-rsid="003f2dcf" style:font-size-asian="12pt" style:font-weight-asian="normal" style:font-size-complex="12pt" style:font-weight-complex="normal"/>
    </style:style>
    <style:style style:name="P73" style:family="paragraph" style:parent-style-name="Standard">
      <style:text-properties style:use-window-font-color="true" style:font-name="Ubuntu" fo:font-size="12pt" fo:font-weight="normal" officeooo:rsid="00449b5e" officeooo:paragraph-rsid="00449b5e" style:font-size-asian="12pt" style:font-weight-asian="normal" style:font-size-complex="12pt" style:font-weight-complex="normal"/>
    </style:style>
    <style:style style:name="P74"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75" style:family="paragraph" style:parent-style-name="Standard">
      <style:text-properties style:use-window-font-color="true" style:font-name="Ubuntu" fo:font-size="12pt" fo:font-weight="bold" officeooo:rsid="003d4677" officeooo:paragraph-rsid="003d4677" style:font-size-asian="12pt" style:font-weight-asian="bold" style:font-size-complex="12pt" style:font-weight-complex="bold"/>
    </style:style>
    <style:style style:name="P76"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77"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8" style:family="paragraph" style:parent-style-name="Standard">
      <style:text-properties style:use-window-font-color="true" style:font-name="Ubuntu" fo:font-weight="bold" officeooo:rsid="0015dfbd" officeooo:paragraph-rsid="0015dfbd"/>
    </style:style>
    <style:style style:name="P79" style:family="paragraph" style:parent-style-name="Standard">
      <style:text-properties style:use-window-font-color="true" style:font-name="Ubuntu" fo:font-weight="bold" officeooo:rsid="0027891d" officeooo:paragraph-rsid="0027891d" style:font-weight-asian="bold" style:font-weight-complex="bold"/>
    </style:style>
    <style:style style:name="P80" style:family="paragraph" style:parent-style-name="Standard">
      <style:text-properties style:use-window-font-color="true" style:font-name="Ubuntu" officeooo:rsid="001e2584" officeooo:paragraph-rsid="001e2584"/>
    </style:style>
    <style:style style:name="P81" style:family="paragraph" style:parent-style-name="Standard">
      <style:text-properties style:use-window-font-color="true" style:font-name="Ubuntu" officeooo:rsid="001e41ec" officeooo:paragraph-rsid="001e41ec"/>
    </style:style>
    <style:style style:name="P82" style:family="paragraph" style:parent-style-name="Standard">
      <style:text-properties style:use-window-font-color="true" style:font-name="Ubuntu" officeooo:rsid="00203a6f" officeooo:paragraph-rsid="00203a6f"/>
    </style:style>
    <style:style style:name="P83" style:family="paragraph" style:parent-style-name="Standard">
      <style:text-properties style:use-window-font-color="true" style:font-name="Ubuntu" officeooo:rsid="0027891d" officeooo:paragraph-rsid="0027891d"/>
    </style:style>
    <style:style style:name="P84" style:family="paragraph" style:parent-style-name="Standard">
      <style:text-properties style:use-window-font-color="true" officeooo:paragraph-rsid="0025224f"/>
    </style:style>
    <style:style style:name="P85" style:family="paragraph" style:parent-style-name="Standard">
      <style:text-properties style:use-window-font-color="true" officeooo:paragraph-rsid="0027891d"/>
    </style:style>
    <style:style style:name="P86" style:family="paragraph" style:parent-style-name="Standard">
      <style:text-properties style:use-window-font-color="true" fo:font-size="12pt" officeooo:paragraph-rsid="003f2dcf" style:font-size-asian="12pt" style:font-size-complex="12pt"/>
    </style:style>
    <style:style style:name="P87" style:family="paragraph" style:parent-style-name="Standard">
      <style:text-properties fo:color="#006600" style:font-name="Ubuntu" officeooo:paragraph-rsid="0015dfbd"/>
    </style:style>
    <style:style style:name="P88"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9" style:family="paragraph" style:parent-style-name="Standard">
      <style:text-properties fo:color="#006600" style:font-name="Ubuntu" fo:font-weight="normal" officeooo:rsid="001bba43" officeooo:paragraph-rsid="0025224f" style:font-weight-asian="normal" style:font-weight-complex="normal"/>
    </style:style>
    <style:style style:name="P90" style:family="paragraph" style:parent-style-name="Standard">
      <style:text-properties fo:color="#006600" style:font-name="Ubuntu" fo:font-weight="normal" officeooo:rsid="0017787a" officeooo:paragraph-rsid="0017787a" style:font-weight-asian="normal" style:font-weight-complex="normal"/>
    </style:style>
    <style:style style:name="P91" style:family="paragraph" style:parent-style-name="Standard">
      <style:text-properties fo:color="#006600" style:font-name="Ubuntu" officeooo:paragraph-rsid="0017787a"/>
    </style:style>
    <style:style style:name="P92" style:family="paragraph" style:parent-style-name="Standard">
      <style:text-properties fo:color="#006600" style:font-name="Ubuntu" officeooo:rsid="001bba43" officeooo:paragraph-rsid="0023e536"/>
    </style:style>
    <style:style style:name="P93"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94" style:family="paragraph" style:parent-style-name="Standard">
      <style:text-properties fo:color="#355e00" style:font-name="Ubuntu" officeooo:rsid="0015dfbd" officeooo:paragraph-rsid="00203a6f"/>
    </style:style>
    <style:style style:name="P95" style:family="paragraph" style:parent-style-name="Standard">
      <style:text-properties officeooo:paragraph-rsid="001e2584"/>
    </style:style>
    <style:style style:name="P96" style:family="paragraph" style:parent-style-name="Standard">
      <style:text-properties officeooo:paragraph-rsid="001e41ec"/>
    </style:style>
    <style:style style:name="P97" style:family="paragraph" style:parent-style-name="Standard">
      <style:text-properties fo:color="#999999" style:font-name="Ubuntu" officeooo:rsid="0015dfbd" officeooo:paragraph-rsid="00203a6f"/>
    </style:style>
    <style:style style:name="P98" style:family="paragraph" style:parent-style-name="Standard">
      <style:text-properties fo:color="#999999" style:font-name="Ubuntu" officeooo:rsid="00203a6f" officeooo:paragraph-rsid="00203a6f"/>
    </style:style>
    <style:style style:name="P99" style:family="paragraph" style:parent-style-name="Standard">
      <style:text-properties officeooo:paragraph-rsid="001e76bd"/>
    </style:style>
    <style:style style:name="P100" style:family="paragraph" style:parent-style-name="Standard">
      <style:text-properties officeooo:paragraph-rsid="00203a6f"/>
    </style:style>
    <style:style style:name="P101" style:family="paragraph" style:parent-style-name="Standard">
      <style:text-properties officeooo:paragraph-rsid="0023e536"/>
    </style:style>
    <style:style style:name="P102" style:family="paragraph" style:parent-style-name="Standard">
      <style:text-properties officeooo:paragraph-rsid="0025224f"/>
    </style:style>
    <style:style style:name="P103" style:family="paragraph" style:parent-style-name="Standard">
      <style:text-properties officeooo:paragraph-rsid="0017787a"/>
    </style:style>
    <style:style style:name="P104" style:family="paragraph" style:parent-style-name="Standard">
      <style:text-properties officeooo:paragraph-rsid="0027891d"/>
    </style:style>
    <style:style style:name="P105" style:family="paragraph" style:parent-style-name="Standard">
      <style:text-properties fo:color="#666666" style:font-name="Ubuntu" officeooo:rsid="001e41ec" officeooo:paragraph-rsid="001e41ec"/>
    </style:style>
    <style:style style:name="P106"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107"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8"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9"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10" style:family="paragraph" style:parent-style-name="Standard">
      <style:text-properties fo:color="#666666" style:font-name="Ubuntu" officeooo:rsid="00322469" officeooo:paragraph-rsid="00322469"/>
    </style:style>
    <style:style style:name="P111"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12" style:family="paragraph" style:parent-style-name="Standard">
      <style:text-properties officeooo:paragraph-rsid="0029f40f"/>
    </style:style>
    <style:style style:name="P113" style:family="paragraph" style:parent-style-name="Standard">
      <style:text-properties fo:color="#0084d1" style:font-name="Ubuntu" officeooo:rsid="00195786" officeooo:paragraph-rsid="003f2dcf"/>
    </style:style>
    <style:style style:name="P114" style:family="paragraph" style:parent-style-name="Standard">
      <style:text-properties fo:color="#0084d1" style:font-name="Ubuntu" fo:font-size="12pt" officeooo:rsid="00195786" officeooo:paragraph-rsid="003f2dcf" style:font-size-asian="12pt" style:font-size-complex="12pt"/>
    </style:style>
    <style:style style:name="P115"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16"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17"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18"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19"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b3d92" style:font-size-asian="12pt" style:font-weight-asian="normal" style:font-size-complex="12pt" style:font-weight-complex="normal"/>
    </style:style>
    <style:style style:name="P120" style:family="paragraph" style:parent-style-name="Standard">
      <style:paragraph-properties fo:background-color="#83caff">
        <style:background-image/>
      </style:paragraph-properties>
      <style:text-properties style:use-window-font-color="true" style:font-name="Ubuntu" fo:font-size="12pt" fo:font-weight="normal" officeooo:rsid="003bcdf4" officeooo:paragraph-rsid="003bcdf4" style:font-size-asian="12pt" style:font-weight-asian="normal" style:font-size-complex="12pt" style:font-weight-complex="normal"/>
    </style:style>
    <style:style style:name="P121" style:family="paragraph" style:parent-style-name="Standard">
      <style:text-properties fo:color="#008000" style:font-name="Ubuntu" fo:font-size="12pt" fo:font-weight="normal" officeooo:rsid="001e2584" officeooo:paragraph-rsid="001e2584" style:font-size-asian="12pt" style:font-weight-asian="normal" style:font-size-complex="12pt" style:font-weight-complex="normal"/>
    </style:style>
    <style:style style:name="P122"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123" style:family="paragraph" style:parent-style-name="Standard">
      <style:text-properties style:use-window-font-color="true" style:font-name="Ubuntu" fo:font-size="12pt" fo:font-weight="normal" officeooo:rsid="001e2584" officeooo:paragraph-rsid="001eb55c" style:font-size-asian="12pt" style:font-weight-asian="normal" style:font-size-complex="12pt" style:font-weight-complex="normal"/>
    </style:style>
    <style:style style:name="P124" style:family="paragraph" style:parent-style-name="Standard">
      <style:text-properties style:use-window-font-color="true" style:font-name="Ubuntu" fo:font-size="12pt" fo:font-weight="normal" officeooo:rsid="0023e536" officeooo:paragraph-rsid="0023e536" style:font-size-asian="12pt" style:font-weight-asian="normal" style:font-size-complex="12pt" style:font-weight-complex="normal"/>
    </style:style>
    <style:style style:name="P125"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126" style:family="paragraph" style:parent-style-name="Standard">
      <style:text-properties style:use-window-font-color="true" style:font-name="Ubuntu" fo:font-size="12pt" fo:font-weight="normal" officeooo:rsid="0025224f" officeooo:paragraph-rsid="003ee641" style:font-size-asian="12pt" style:font-weight-asian="normal" style:font-size-complex="12pt" style:font-weight-complex="normal"/>
    </style:style>
    <style:style style:name="P127" style:family="paragraph" style:parent-style-name="Standard">
      <style:text-properties style:use-window-font-color="true" style:font-name="Ubuntu" fo:font-size="12pt" fo:font-weight="normal" officeooo:rsid="003f2dcf" officeooo:paragraph-rsid="003f2dcf" style:font-size-asian="12pt" style:font-weight-asian="normal" style:font-size-complex="12pt" style:font-weight-complex="normal"/>
    </style:style>
    <style:style style:name="P128" style:family="paragraph" style:parent-style-name="Standard">
      <style:text-properties style:use-window-font-color="true" style:font-name="Ubuntu" fo:font-size="12pt" fo:font-weight="normal" officeooo:rsid="003ee641" officeooo:paragraph-rsid="003f2dcf" style:font-size-asian="12pt" style:font-weight-asian="normal" style:font-size-complex="12pt" style:font-weight-complex="normal"/>
    </style:style>
    <style:style style:name="P129" style:family="paragraph" style:parent-style-name="Standard">
      <style:text-properties style:use-window-font-color="true" style:font-name="Ubuntu" fo:font-size="12pt" fo:font-weight="normal" officeooo:rsid="003bcdf4" officeooo:paragraph-rsid="003bcdf4" style:font-size-asian="12pt" style:font-weight-asian="normal" style:font-size-complex="12pt" style:font-weight-complex="normal"/>
    </style:style>
    <style:style style:name="P130" style:family="paragraph" style:parent-style-name="Standard">
      <style:text-properties style:use-window-font-color="true" style:font-name="Ubuntu" fo:font-size="12pt" fo:font-weight="normal" officeooo:rsid="004ffe88" officeooo:paragraph-rsid="004ffe88" style:font-size-asian="12pt" style:font-weight-asian="normal" style:font-size-complex="12pt" style:font-weight-complex="normal"/>
    </style:style>
    <style:style style:name="P131" style:family="paragraph" style:parent-style-name="Standard">
      <style:text-properties style:use-window-font-color="true" style:font-name="Ubuntu" fo:font-size="12pt" fo:font-weight="normal" officeooo:rsid="004ffe88" officeooo:paragraph-rsid="0050a5e0" style:font-size-asian="12pt" style:font-weight-asian="normal" style:font-size-complex="12pt" style:font-weight-complex="normal"/>
    </style:style>
    <style:style style:name="P132" style:family="paragraph" style:parent-style-name="Standard">
      <style:text-properties style:use-window-font-color="true" style:font-name="Ubuntu" fo:font-size="12pt" fo:font-weight="normal" officeooo:rsid="00529b6b" officeooo:paragraph-rsid="00529b6b" style:font-size-asian="12pt" style:font-weight-asian="normal" style:font-size-complex="12pt" style:font-weight-complex="normal"/>
    </style:style>
    <style:style style:name="P133" style:family="paragraph" style:parent-style-name="Standard">
      <style:text-properties style:use-window-font-color="true" style:font-name="Ubuntu" fo:font-size="12pt" fo:font-weight="bold" officeooo:rsid="0023e536" officeooo:paragraph-rsid="0023e536" style:font-size-asian="12pt" style:font-weight-asian="bold" style:font-size-complex="12pt" style:font-weight-complex="bold"/>
    </style:style>
    <style:style style:name="P134" style:family="paragraph" style:parent-style-name="Standard">
      <style:text-properties style:use-window-font-color="true" style:font-name="Ubuntu" fo:font-size="12pt" fo:font-weight="bold" officeooo:rsid="0023e536" officeooo:paragraph-rsid="0027891d" style:font-size-asian="12pt" style:font-weight-asian="bold" style:font-size-complex="12pt" style:font-weight-complex="bold"/>
    </style:style>
    <style:style style:name="P135" style:family="paragraph" style:parent-style-name="Standard">
      <style:text-properties style:use-window-font-color="true" style:font-name="Ubuntu" fo:font-size="12pt" fo:font-weight="bold" officeooo:rsid="0027891d" officeooo:paragraph-rsid="0027891d" style:font-size-asian="12pt" style:font-weight-asian="bold" style:font-size-complex="12pt" style:font-weight-complex="bold"/>
    </style:style>
    <style:style style:name="P136" style:family="paragraph" style:parent-style-name="Standard">
      <style:text-properties style:use-window-font-color="true" style:font-name="Ubuntu" fo:font-size="12pt" officeooo:paragraph-rsid="00498043" style:font-size-asian="12pt" style:font-size-complex="12pt"/>
    </style:style>
    <style:style style:name="P137" style:family="paragraph" style:parent-style-name="Standard">
      <style:text-properties style:use-window-font-color="true" style:font-name="Ubuntu" fo:font-weight="normal" officeooo:rsid="00195786" officeooo:paragraph-rsid="004d07a6" style:font-weight-asian="normal" style:font-weight-complex="normal"/>
    </style:style>
    <style:style style:name="P138" style:family="paragraph" style:parent-style-name="Standard">
      <style:text-properties style:use-window-font-color="true" fo:font-size="12pt" officeooo:paragraph-rsid="004bca2a" style:font-size-asian="12pt" style:font-size-complex="12pt"/>
    </style:style>
    <style:style style:name="P139"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40"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41"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42"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43" style:family="paragraph" style:parent-style-name="Standard" style:list-style-name="L2">
      <style:text-properties style:font-name="Ubuntu" fo:font-size="12pt" fo:font-weight="normal" officeooo:rsid="00291781" officeooo:paragraph-rsid="00291781" style:font-size-asian="12pt" style:font-weight-asian="normal" style:font-size-complex="12pt" style:font-weight-complex="normal"/>
    </style:style>
    <style:style style:name="P144" style:family="paragraph" style:parent-style-name="Standard" style:list-style-name="L2">
      <style:text-properties officeooo:paragraph-rsid="00291781"/>
    </style:style>
    <style:style style:name="P145" style:family="paragraph" style:parent-style-name="Standard">
      <style:text-properties fo:color="#006600" style:font-name="Ubuntu" officeooo:rsid="00195786" officeooo:paragraph-rsid="0025224f"/>
    </style:style>
    <style:style style:name="P146" style:family="paragraph" style:parent-style-name="Standard">
      <style:text-properties fo:color="#0000ff" style:font-name="Ubuntu" fo:font-size="16pt" fo:font-weight="bold" officeooo:rsid="0025224f" officeooo:paragraph-rsid="003bcdf4" style:font-size-asian="16pt" style:font-weight-asian="bold" style:font-size-complex="16pt" style:font-weight-complex="bold"/>
    </style:style>
    <style:style style:name="P147" style:family="paragraph" style:parent-style-name="Standard">
      <style:text-properties fo:color="#999999" style:font-name="Ubuntu" fo:font-size="12pt" fo:font-weight="normal" officeooo:rsid="00478316" officeooo:paragraph-rsid="00478316" style:font-size-asian="12pt" style:font-weight-asian="normal" style:font-size-complex="12pt" style:font-weight-complex="normal"/>
    </style:style>
    <style:style style:name="P148" style:family="paragraph" style:parent-style-name="Standard">
      <style:text-properties fo:color="#999999" style:font-name="Ubuntu" fo:font-size="12pt" fo:font-weight="normal" officeooo:rsid="00478316" officeooo:paragraph-rsid="0050a5e0" style:font-size-asian="12pt" style:font-weight-asian="normal" style:font-size-complex="12pt" style:font-weight-complex="normal"/>
    </style:style>
    <style:style style:name="P149" style:family="paragraph" style:parent-style-name="Standard">
      <style:text-properties fo:color="#999999" style:font-name="Ubuntu" fo:font-size="12pt" fo:font-weight="normal" officeooo:rsid="003d4677" officeooo:paragraph-rsid="003d4677" style:font-size-asian="12pt" style:font-weight-asian="normal" style:font-size-complex="12pt" style:font-weight-complex="normal"/>
    </style:style>
    <style:style style:name="P150" style:family="paragraph" style:parent-style-name="Standard">
      <style:text-properties fo:color="#0084d1" fo:font-size="10pt" officeooo:rsid="00410530" officeooo:paragraph-rsid="00498043" style:font-size-asian="10pt" style:font-size-complex="10pt"/>
    </style:style>
    <style:style style:name="P151" style:family="paragraph" style:parent-style-name="Standard">
      <style:text-properties fo:color="#c5000b" style:font-name="Ubuntu" fo:font-size="12pt" fo:font-weight="normal" officeooo:rsid="003f2dcf" officeooo:paragraph-rsid="004d07a6" style:font-size-asian="12pt" style:font-weight-asian="normal" style:font-size-complex="12pt" style:font-weight-complex="normal"/>
    </style:style>
    <style:style style:name="P152" style:family="paragraph" style:parent-style-name="Standard">
      <style:text-properties fo:color="#c5000b" style:font-name="Ubuntu" fo:font-size="12pt" fo:font-weight="normal" officeooo:rsid="0017787a" officeooo:paragraph-rsid="004d07a6" style:font-size-asian="12pt" style:font-weight-asian="normal" style:font-size-complex="12pt" style:font-weight-complex="normal"/>
    </style:style>
    <style:style style:name="P153" style:family="paragraph" style:parent-style-name="Standard">
      <style:text-properties fo:color="#c5000b" style:font-name="Ubuntu" fo:font-weight="normal" officeooo:rsid="0017787a" officeooo:paragraph-rsid="004d07a6" style:font-weight-asian="normal"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normal" officeooo:rsid="003b3d92" style:font-size-asian="12pt" style:font-weight-asian="normal" style:font-size-complex="12pt" style:font-weight-complex="normal"/>
    </style:style>
    <style:style style:name="T25" style:family="text">
      <style:text-properties style:font-name="Ubuntu" fo:font-size="12pt" fo:font-weight="bold" officeooo:rsid="001d1c59" style:font-size-asian="12pt" style:font-weight-asian="bold" style:font-size-complex="12pt" style:font-weight-complex="bold"/>
    </style:style>
    <style:style style:name="T26" style:family="text">
      <style:text-properties style:font-name="Ubuntu" fo:font-size="12pt" fo:font-weight="bold" officeooo:rsid="001e76bd" style:font-size-asian="12pt" style:font-weight-asian="bold" style:font-size-complex="12pt" style:font-weight-complex="bold"/>
    </style:style>
    <style:style style:name="T27" style:family="text">
      <style:text-properties style:font-name="Ubuntu" fo:font-size="12pt" fo:font-weight="bold" officeooo:rsid="002dde8e" style:font-size-asian="12pt" style:font-weight-asian="bold" style:font-size-complex="12pt" style:font-weight-complex="bold"/>
    </style:style>
    <style:style style:name="T28" style:family="text">
      <style:text-properties style:font-name="Ubuntu" fo:font-size="12pt" fo:font-weight="bold" officeooo:rsid="003b3d92" style:font-size-asian="12pt" style:font-weight-asian="bold" style:font-size-complex="12pt" style:font-weight-complex="bold"/>
    </style:style>
    <style:style style:name="T29" style:family="text">
      <style:text-properties style:font-name="Ubuntu" fo:font-size="12pt" fo:font-weight="bold" officeooo:rsid="001e76bd" style:font-size-asian="12pt" style:font-weight-asian="normal" style:font-size-complex="12pt" style:font-weight-complex="normal"/>
    </style:style>
    <style:style style:name="T30" style:family="text">
      <style:text-properties style:font-name="Ubuntu" officeooo:rsid="001e2584"/>
    </style:style>
    <style:style style:name="T31" style:family="text">
      <style:text-properties style:font-name="Ubuntu" officeooo:rsid="0025224f"/>
    </style:style>
    <style:style style:name="T32" style:family="text">
      <style:text-properties style:font-name="Ubuntu" officeooo:rsid="00290f19"/>
    </style:style>
    <style:style style:name="T33" style:family="text">
      <style:text-properties style:font-name="Ubuntu" officeooo:rsid="001e41ec"/>
    </style:style>
    <style:style style:name="T34" style:family="text">
      <style:text-properties style:font-name="Ubuntu" fo:font-weight="normal" style:font-weight-asian="normal" style:font-weight-complex="normal"/>
    </style:style>
    <style:style style:name="T35" style:family="text">
      <style:text-properties style:font-name="Ubuntu" fo:font-weight="normal" officeooo:rsid="00195786" style:font-weight-asian="normal" style:font-weight-complex="normal"/>
    </style:style>
    <style:style style:name="T36" style:family="text">
      <style:text-properties style:font-name="Ubuntu" fo:font-weight="normal" officeooo:rsid="0015dfbd" style:font-weight-asian="normal" style:font-weight-complex="normal"/>
    </style:style>
    <style:style style:name="T37" style:family="text">
      <style:text-properties style:font-name="Ubuntu" fo:font-weight="normal" officeooo:rsid="0025224f" style:font-weight-asian="normal" style:font-weight-complex="normal"/>
    </style:style>
    <style:style style:name="T38" style:family="text">
      <style:text-properties style:font-name="Ubuntu" fo:font-weight="normal" officeooo:rsid="003f2dcf" style:font-weight-asian="normal" style:font-weight-complex="normal"/>
    </style:style>
    <style:style style:name="T39" style:family="text">
      <style:text-properties style:font-name="Ubuntu" fo:font-weight="normal" officeooo:rsid="004bca2a" style:font-weight-asian="normal" style:font-weight-complex="normal"/>
    </style:style>
    <style:style style:name="T40" style:family="text">
      <style:text-properties style:font-name="Ubuntu" officeooo:rsid="003f2dcf"/>
    </style:style>
    <style:style style:name="T41" style:family="text">
      <style:text-properties style:use-window-font-color="true"/>
    </style:style>
    <style:style style:name="T42" style:family="text">
      <style:text-properties style:use-window-font-color="true" style:font-name="Ubuntu" fo:font-weight="normal" officeooo:rsid="0017787a" style:font-weight-asian="normal" style:font-weight-complex="normal"/>
    </style:style>
    <style:style style:name="T43" style:family="text">
      <style:text-properties style:use-window-font-color="true" style:font-name="Ubuntu" fo:font-weight="normal" officeooo:rsid="00195786" style:font-weight-asian="normal" style:font-weight-complex="normal"/>
    </style:style>
    <style:style style:name="T44" style:family="text">
      <style:text-properties style:use-window-font-color="true" style:font-name="Ubuntu" fo:font-weight="normal" officeooo:rsid="0025224f" style:font-weight-asian="normal" style:font-weight-complex="normal"/>
    </style:style>
    <style:style style:name="T45" style:family="text">
      <style:text-properties style:use-window-font-color="true" style:font-name="Ubuntu" fo:font-weight="normal" officeooo:rsid="00260477" style:font-weight-asian="normal" style:font-weight-complex="normal"/>
    </style:style>
    <style:style style:name="T46" style:family="text">
      <style:text-properties style:use-window-font-color="true" style:font-name="Ubuntu" officeooo:rsid="00195786"/>
    </style:style>
    <style:style style:name="T47" style:family="text">
      <style:text-properties style:use-window-font-color="true" style:font-name="Ubuntu" officeooo:rsid="001e2584"/>
    </style:style>
    <style:style style:name="T48" style:family="text">
      <style:text-properties style:use-window-font-color="true" style:font-name="Ubuntu" officeooo:rsid="001e41ec"/>
    </style:style>
    <style:style style:name="T49" style:family="text">
      <style:text-properties style:use-window-font-color="true" style:font-name="Ubuntu" fo:font-weight="bold" officeooo:rsid="001e41ec" style:font-weight-asian="bold" style:font-weight-complex="bold"/>
    </style:style>
    <style:style style:name="T50" style:family="text">
      <style:text-properties style:use-window-font-color="true" officeooo:rsid="00195786"/>
    </style:style>
    <style:style style:name="T51" style:family="text">
      <style:text-properties style:use-window-font-color="true" officeooo:rsid="001e2584"/>
    </style:style>
    <style:style style:name="T52" style:family="text">
      <style:text-properties style:use-window-font-color="true" officeooo:rsid="001e43a9"/>
    </style:style>
    <style:style style:name="T53" style:family="text">
      <style:text-properties style:use-window-font-color="true" officeooo:rsid="00203a6f"/>
    </style:style>
    <style:style style:name="T54" style:family="text">
      <style:text-properties style:use-window-font-color="true" fo:font-weight="bold" officeooo:rsid="0025224f" style:font-weight-asian="bold" style:font-weight-complex="bold"/>
    </style:style>
    <style:style style:name="T55" style:family="text">
      <style:text-properties officeooo:rsid="001d1c59"/>
    </style:style>
    <style:style style:name="T56" style:family="text">
      <style:text-properties fo:font-weight="bold" style:font-weight-asian="bold" style:font-weight-complex="bold"/>
    </style:style>
    <style:style style:name="T57" style:family="text">
      <style:text-properties fo:font-weight="bold" officeooo:rsid="001d1c59" style:font-weight-asian="bold" style:font-weight-complex="bold"/>
    </style:style>
    <style:style style:name="T58" style:family="text">
      <style:text-properties fo:font-weight="bold" officeooo:rsid="001e2584" style:font-weight-asian="bold" style:font-weight-complex="bold"/>
    </style:style>
    <style:style style:name="T59" style:family="text">
      <style:text-properties fo:font-weight="bold" officeooo:rsid="001eb55c" style:font-weight-asian="bold" style:font-weight-complex="bold"/>
    </style:style>
    <style:style style:name="T60" style:family="text">
      <style:text-properties fo:font-weight="bold" officeooo:rsid="0023e536" style:font-weight-asian="bold" style:font-weight-complex="bold"/>
    </style:style>
    <style:style style:name="T61" style:family="text">
      <style:text-properties fo:font-weight="bold" officeooo:rsid="0025224f" style:font-weight-asian="bold" style:font-weight-complex="bold"/>
    </style:style>
    <style:style style:name="T62" style:family="text">
      <style:text-properties fo:font-weight="bold" officeooo:rsid="001eb55c"/>
    </style:style>
    <style:style style:name="T63" style:family="text">
      <style:text-properties fo:font-weight="bold" officeooo:rsid="00203a6f"/>
    </style:style>
    <style:style style:name="T64" style:family="text">
      <style:text-properties fo:color="#ff0000" fo:font-weight="bold" officeooo:rsid="001d1c59" style:font-weight-asian="bold" style:font-weight-complex="bold"/>
    </style:style>
    <style:style style:name="T65" style:family="text">
      <style:text-properties fo:color="#ff0000" officeooo:rsid="001d1c59"/>
    </style:style>
    <style:style style:name="T66" style:family="text">
      <style:text-properties fo:color="#355e00" style:font-name="Ubuntu" officeooo:rsid="001e41ec"/>
    </style:style>
    <style:style style:name="T67" style:family="text">
      <style:text-properties officeooo:rsid="001e76bd"/>
    </style:style>
    <style:style style:name="T68" style:family="text">
      <style:text-properties fo:color="#0000ff" officeooo:rsid="0015dfbd"/>
    </style:style>
    <style:style style:name="T69" style:family="text">
      <style:text-properties fo:color="#0000ff" officeooo:rsid="0025224f"/>
    </style:style>
    <style:style style:name="T70" style:family="text">
      <style:text-properties fo:color="#0000ff" officeooo:rsid="003bcdf4"/>
    </style:style>
    <style:style style:name="T71" style:family="text">
      <style:text-properties officeooo:rsid="001eb55c"/>
    </style:style>
    <style:style style:name="T72" style:family="text">
      <style:text-properties officeooo:rsid="00203a6f"/>
    </style:style>
    <style:style style:name="T73" style:family="text">
      <style:text-properties fo:color="#999999"/>
    </style:style>
    <style:style style:name="T74" style:family="text">
      <style:text-properties fo:color="#999999" officeooo:rsid="0049f632"/>
    </style:style>
    <style:style style:name="T75" style:family="text">
      <style:text-properties fo:color="#999999" officeooo:rsid="004bca2a"/>
    </style:style>
    <style:style style:name="T76" style:family="text">
      <style:text-properties fo:color="#999999" fo:font-size="10pt" style:font-size-asian="10pt" style:font-size-complex="10pt"/>
    </style:style>
    <style:style style:name="T77" style:family="text">
      <style:text-properties fo:color="#999999" fo:font-size="10pt" officeooo:rsid="0049f632" style:font-size-asian="10pt" style:font-size-complex="10pt"/>
    </style:style>
    <style:style style:name="T78" style:family="text">
      <style:text-properties fo:color="#999999" fo:font-size="10pt" officeooo:rsid="004bca2a" style:font-size-asian="10pt" style:font-size-complex="10pt"/>
    </style:style>
    <style:style style:name="T79" style:family="text">
      <style:text-properties fo:color="#999999" style:font-name="Ubuntu" fo:font-size="10pt" fo:font-weight="normal" officeooo:rsid="0015dfbd" style:font-size-asian="10pt" style:font-weight-asian="normal" style:font-size-complex="10pt" style:font-weight-complex="normal"/>
    </style:style>
    <style:style style:name="T80" style:family="text">
      <style:text-properties fo:color="#999999" style:font-name="Ubuntu" fo:font-size="10pt" fo:font-weight="normal" officeooo:rsid="0049f632" style:font-size-asian="10pt" style:font-weight-asian="normal" style:font-size-complex="10pt" style:font-weight-complex="normal"/>
    </style:style>
    <style:style style:name="T81" style:family="text">
      <style:text-properties officeooo:rsid="00195786"/>
    </style:style>
    <style:style style:name="T82" style:family="text">
      <style:text-properties fo:font-size="12pt" officeooo:rsid="0027891d" style:font-size-asian="12pt" style:font-size-complex="12pt"/>
    </style:style>
    <style:style style:name="T83" style:family="text">
      <style:text-properties fo:font-size="12pt" officeooo:rsid="0023e536" style:font-size-asian="12pt" style:font-size-complex="12pt"/>
    </style:style>
    <style:style style:name="T84" style:family="text">
      <style:text-properties fo:font-size="12pt" fo:font-weight="bold" officeooo:rsid="0027891d" style:font-size-asian="12pt" style:font-weight-asian="bold" style:font-size-complex="12pt" style:font-weight-complex="bold"/>
    </style:style>
    <style:style style:name="T85" style:family="text">
      <style:text-properties officeooo:rsid="0025224f"/>
    </style:style>
    <style:style style:name="T86" style:family="text">
      <style:text-properties officeooo:rsid="00291781"/>
    </style:style>
    <style:style style:name="T87" style:family="text">
      <style:text-properties fo:font-weight="normal" officeooo:rsid="0017787a" style:font-weight-asian="normal" style:font-weight-complex="normal"/>
    </style:style>
    <style:style style:name="T88" style:family="text">
      <style:text-properties fo:font-weight="normal" officeooo:rsid="00195786" style:font-weight-asian="normal" style:font-weight-complex="normal"/>
    </style:style>
    <style:style style:name="T89" style:family="text">
      <style:text-properties fo:font-weight="normal" officeooo:rsid="003f2dcf" style:font-weight-asian="normal" style:font-weight-complex="normal"/>
    </style:style>
    <style:style style:name="T90" style:family="text">
      <style:text-properties officeooo:rsid="002dde8e"/>
    </style:style>
    <style:style style:name="T91" style:family="text">
      <style:text-properties officeooo:rsid="002f6370"/>
    </style:style>
    <style:style style:name="T92" style:family="text">
      <style:text-properties fo:color="#008000"/>
    </style:style>
    <style:style style:name="T93" style:family="text">
      <style:text-properties fo:color="#008000" style:font-name="Ubuntu" officeooo:rsid="001e41ec"/>
    </style:style>
    <style:style style:name="T94" style:family="text">
      <style:text-properties fo:color="#008000" officeooo:rsid="00195786"/>
    </style:style>
    <style:style style:name="T95" style:family="text">
      <style:text-properties style:text-underline-style="solid" style:text-underline-width="auto" style:text-underline-color="font-color" officeooo:rsid="002dde8e"/>
    </style:style>
    <style:style style:name="T96" style:family="text">
      <style:text-properties officeooo:rsid="0031428d"/>
    </style:style>
    <style:style style:name="T97" style:family="text">
      <style:text-properties officeooo:rsid="00322469"/>
    </style:style>
    <style:style style:name="T98" style:family="text">
      <style:text-properties officeooo:rsid="003227e5"/>
    </style:style>
    <style:style style:name="T99" style:family="text">
      <style:text-properties officeooo:rsid="0033a1d6"/>
    </style:style>
    <style:style style:name="T100" style:family="text">
      <style:text-properties officeooo:rsid="003b3d92"/>
    </style:style>
    <style:style style:name="T101" style:family="text">
      <style:text-properties officeooo:rsid="003ee641"/>
    </style:style>
    <style:style style:name="T102" style:family="text">
      <style:text-properties officeooo:rsid="003f2dcf"/>
    </style:style>
    <style:style style:name="T103" style:family="text">
      <style:text-properties fo:color="#0084d1"/>
    </style:style>
    <style:style style:name="T104" style:family="text">
      <style:text-properties fo:color="#0084d1" style:font-name="Ubuntu" officeooo:rsid="00195786"/>
    </style:style>
    <style:style style:name="T105" style:family="text">
      <style:text-properties fo:color="#0084d1" style:font-name="Ubuntu" fo:font-weight="normal" officeooo:rsid="0017787a" style:font-weight-asian="normal" style:font-weight-complex="normal"/>
    </style:style>
    <style:style style:name="T106" style:family="text">
      <style:text-properties fo:color="#0084d1" style:font-name="Ubuntu" fo:font-weight="normal" officeooo:rsid="00195786" style:font-weight-asian="normal" style:font-weight-complex="normal"/>
    </style:style>
    <style:style style:name="T107" style:family="text">
      <style:text-properties fo:color="#0084d1" style:font-name="Ubuntu" fo:font-weight="normal" officeooo:rsid="0015dfbd" style:font-weight-asian="normal" style:font-weight-complex="normal"/>
    </style:style>
    <style:style style:name="T108" style:family="text">
      <style:text-properties fo:color="#0084d1" officeooo:rsid="0015dfbd"/>
    </style:style>
    <style:style style:name="T109" style:family="text">
      <style:text-properties officeooo:rsid="00410530"/>
    </style:style>
    <style:style style:name="T110" style:family="text">
      <style:text-properties officeooo:rsid="0042189b"/>
    </style:style>
    <style:style style:name="T111" style:family="text">
      <style:text-properties officeooo:rsid="0042a83e"/>
    </style:style>
    <style:style style:name="T112" style:family="text">
      <style:text-properties officeooo:rsid="00449b5e"/>
    </style:style>
    <style:style style:name="T113" style:family="text">
      <style:text-properties fo:color="#c5000b"/>
    </style:style>
    <style:style style:name="T114" style:family="text">
      <style:text-properties fo:color="#c5000b" fo:font-size="10pt" officeooo:rsid="004bca2a" style:font-size-asian="10pt" style:font-size-complex="10pt"/>
    </style:style>
    <style:style style:name="T115" style:family="text">
      <style:text-properties fo:color="#c5000b" style:font-name="Ubuntu" fo:font-size="10pt" fo:font-weight="normal" officeooo:rsid="004bca2a" style:font-size-asian="10pt" style:font-weight-asian="normal" style:font-size-complex="10pt" style:font-weight-complex="normal"/>
    </style:style>
    <style:style style:name="T116" style:family="text">
      <style:text-properties officeooo:rsid="0045d9c3"/>
    </style:style>
    <style:style style:name="T117" style:family="text">
      <style:text-properties officeooo:rsid="004bca2a"/>
    </style:style>
    <style:style style:name="T118" style:family="text">
      <style:text-properties officeooo:rsid="004d07a6"/>
    </style:style>
    <style:style style:name="T119" style:family="text">
      <style:text-properties officeooo:rsid="0015df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EV Environment Setup for Java Development<text:line-break/>Linux, JDK Sun 1.6, Git, IntelliJ IDEA v1<text:span text:style-name="T100">3</text:span></text:p>
      <text:p text:style-name="P115"/>
      <text:p text:style-name="P116">2013-0<text:span text:style-name="T96">4</text:span>-<text:span text:style-name="T96">05</text:span> – Tri</text:p>
      <text:p text:style-name="P117">2013-04-27 – Upd links for JDK 1.6u45 and IJ Idea 1<text:span text:style-name="T100">3</text:span>.<text:span text:style-name="T100">x</text:span></text:p>
      <text:p text:style-name="P118"><text:span text:style-name="T98">2013-06-17 – Upd for </text:span>IJ Idea 12.1.<text:span text:style-name="T98">3</text:span></text:p>
      <text:p text:style-name="P119"><text:span text:style-name="T100">2013-12-27 – Upd for </text:span>IJ Idea 1<text:span text:style-name="T100">3</text:span>.<text:span text:style-name="T100">0.</text:span>1</text:p>
      <text:p text:style-name="P120">2014-05-31 – Upd Git integration <text:span text:style-name="T110">for HadoopTutorial project</text:span>, IJ 13.1.3</text:p>
      <text:p text:style-name="P77"/>
      <text:p text:style-name="P20"><text:span text:style-name="T72">1. Install Sun JDK6 and make it default</text:span> </text:p>
      <text:p text:style-name="P28">Documentation: http://askubuntu.com/questions/67909/how-do-i-install-oracle-jdk-6</text:p>
      <text:p text:style-name="P28"/>
      <text:p text:style-name="P36">1. Download JDK 6</text:p>
      <text:p text:style-name="P23"><text:span text:style-name="T55">(NOTE: <text:s/>Java SE </text:span><text:span text:style-name="T64">6</text:span><text:span text:style-name="T55"> Update xx, </text:span><text:span text:style-name="T65">JDK</text:span><text:span text:style-name="T55"> not JRE, Linux 64 bits)</text:span></text:p>
      <text:p text:style-name="P28">http://www.oracle.com/technetwork/java/javase/downloads/index.html</text:p>
      <text:p text:style-name="P28"/>
      <text:p text:style-name="P27"><text:span text:style-name="T55">Example: </text:span><text:a xlink:type="simple" xlink:href="http://download.oracle.com/otn-pub/java/jdk/6u45-b06/jdk-6u45-linux-x64.bin"><text:span text:style-name="T55">http://download.oracle.com/otn-pub/java/jdk/6u45-b06/jdk-6u45-linux-x64.bin</text:span></text:a><text:span text:style-name="T55"> </text:span></text:p>
      <text:p text:style-name="P28"/>
      <text:p text:style-name="P24"><text:span text:style-name="T57">2. Extract </text:span><text:span text:style-name="T58">and Install </text:span><text:span text:style-name="T57">JDK6</text:span><text:span text:style-name="T55"><text:line-break/></text:span><text:span text:style-name="T50">#-- </text:span><text:span text:style-name="T51">Extract</text:span><text:span text:style-name="T50"> </text:span><text:span text:style-name="T51">JDK (will create folder jdk1.6.0_45)</text:span></text:p>
      <text:p text:style-name="P10">cd ~/Downloads<text:line-break/>chmod +x jdk-6u45-linux-x64.bin</text:p>
      <text:p text:style-name="P121">./jdk-6u45-linux-x64.bin</text:p>
      <text:p text:style-name="P29"/>
      <text:p text:style-name="P95"><text:span text:style-name="T46">#-- </text:span><text:span text:style-name="T47">Move to /usr + create symbolic link</text:span></text:p>
      <text:p text:style-name="P17"><text:span text:style-name="T30">sudo m</text:span><text:span text:style-name="T32">kdir</text:span><text:span text:style-name="T30"> /usr/lib/jvm</text:span></text:p>
      <text:p text:style-name="P18"><text:span text:style-name="T30">sudo mv </text:span><text:span text:style-name="T17"><text:s/></text:span><text:span text:style-name="T30">jdk1.6.0_45/ /usr/lib/jvm/</text:span></text:p>
      <text:p text:style-name="P13">sudo ln -s<text:span text:style-name="T97">fn</text:span> /usr/lib/jvm/jdk1.6.0_45 /usr/lib/jvm/java-6-sun</text:p>
      <text:p text:style-name="P14">ls /usr/lib/jvm -l</text:p>
      <text:p text:style-name="P95"><text:span text:style-name="T47"><text:line-break/></text:span><text:span text:style-name="T46">#-- </text:span><text:span text:style-name="T48">Default Linux to JDK6</text:span></text:p>
      <text:p text:style-name="P19"><text:span text:style-name="T23">cd ~/Downloads<text:line-break/></text:span><text:span text:style-name="T33">wget http://webupd8.googlecode.com/files/update-java-0.5b </text:span></text:p>
      <text:p text:style-name="P15">chmod +x update-java-0.5b </text:p>
      <text:p text:style-name="P96"><text:span text:style-name="T93">sudo ./update-java-0.5b</text:span><text:span text:style-name="T66"> </text:span><text:span text:style-name="T48">(Select </text:span><text:span text:style-name="T49">/usr/lib/jvm/java-6-sun</text:span><text:span text:style-name="T48">)</text:span></text:p>
      <text:p text:style-name="P80"/>
      <text:p text:style-name="P96"><text:span text:style-name="T46">#-- </text:span><text:span text:style-name="T48">Verification</text:span></text:p>
      <text:p text:style-name="P15">java -version</text:p>
      <text:p text:style-name="P81"/>
      <text:p text:style-name="P81">MUST SEE:</text:p>
      <text:p text:style-name="P110">java version "1.6.0_45" </text:p>
      <text:p text:style-name="P110">Java(TM) SE Runtime Environment (build 1.6.0_45-b06) </text:p>
      <text:p text:style-name="P110">Java HotSpot(TM) 64-Bit Server VM (build 20.45-b01, mixed mode)</text:p>
      <text:p text:style-name="P105"/>
      <text:p text:style-name="P96"><text:span text:style-name="T46">#-- </text:span><text:span text:style-name="T47">Add environment variables</text:span></text:p>
      <text:p text:style-name="P16">sudo gedit /etc/environment</text:p>
      <text:p text:style-name="P56"/>
      <text:p text:style-name="P25"><text:soft-page-break/><text:span text:style-name="T52">Add these lines:<text:line-break/></text:span><text:span text:style-name="T13">JAVA_HOME="/usr/lib/jvm/java-6-sun" </text:span></text:p>
      <text:p text:style-name="P106">JRE_HOME="/usr/lib/jvm/java-6-sun/jre"</text:p>
      <text:p text:style-name="P107"/>
      <text:p text:style-name="P30">Save, Exit Gedit, activate the new environment by:</text:p>
      <text:p text:style-name="P30"/>
      <text:p text:style-name="P11">source /etc/environment</text:p>
      <text:p text:style-name="P29"/>
      <text:p text:style-name="P31">If the extraction is suc<text:span text:style-name="T99">c</text:span>essful, remove the compressed JDK:</text:p>
      <text:p text:style-name="P121">rm ~/Downloads/jdk-6u45-linux-x64.bin</text:p>
      <text:p text:style-name="P31"/>
      <text:p text:style-name="P31"/>
      <text:p text:style-name="P26"/>
      <text:p text:style-name="P26"/>
      <text:p text:style-name="P21"><text:span text:style-name="T72">2. Install</text:span> <text:span text:style-name="T67">DEV Tools</text:span></text:p>
      <text:p text:style-name="P32"/>
      <text:p text:style-name="P99"><text:span text:style-name="T29">1. Install git command line tool:</text:span><text:span text:style-name="T19"><text:line-break/></text:span><text:span text:style-name="T4">sudo apt-get install git<text:line-break/></text:span></text:p>
      <text:p text:style-name="P99"><text:span text:style-name="T26">2</text:span><text:span text:style-name="T25">. Download</text:span><text:span text:style-name="T26"> "IntelliJ IDEA v1</text:span><text:span text:style-name="T28">3</text:span><text:span text:style-name="T26">.x Community Edition FREE"</text:span></text:p>
      <text:p text:style-name="P33">http://www.jetbrains.com/idea/download/</text:p>
      <text:p text:style-name="P33"/>
      <text:p text:style-name="P34">Download and save the <text:s/><text:span text:style-name="T97">ideaIC-13.0.1.tar.gz</text:span> (110 MB) file in ~/Downloads</text:p>
      <text:p text:style-name="P57"/>
      <text:p text:style-name="P99"><text:span text:style-name="T26">3</text:span><text:span text:style-name="T25">. </text:span><text:span text:style-name="T26">Manually Install "</text:span><text:span text:style-name="T19">IntelliJ IDEA v</text:span><text:span text:style-name="T24">13</text:span><text:span text:style-name="T19">.x</text:span><text:span text:style-name="T26"> </text:span><text:span text:style-name="T27">Community Edition</text:span><text:span text:style-name="T26">"</text:span></text:p>
      <text:p text:style-name="P3">cd ~/Downloads</text:p>
      <text:p text:style-name="P4">sudo tar xzvf <text:span text:style-name="T97">ideaIC-13.0.1.tar.gz</text:span> -C /usr/local</text:p>
      <text:p text:style-name="P5"><text:bookmark-start text:name="__DdeLink__915_480931449"/>sudo ln -s<text:span text:style-name="T99">fn</text:span> /usr/local/<text:span text:style-name="T100">idea-IC-133.331</text:span> /usr/local/IntelliJ<text:bookmark-end text:name="__DdeLink__915_480931449"/></text:p>
      <text:p text:style-name="P6">ls /usr/local -l</text:p>
      <text:p text:style-name="P93"/>
      <text:p text:style-name="P123">If the extraction is sucessful, remove the compressed downloaded file</text:p>
      <text:p text:style-name="P7">rm ~/Downloads/<text:span text:style-name="T97">ideaIC-13.0.1.tar.gz</text:span></text:p>
      <text:p text:style-name="P57"/>
      <text:p text:style-name="P58"><text:span text:style-name="T95">NOTE:</text:span><text:span text:style-name="T90"> Updating </text:span>IntelliJ IDEA <text:span text:style-name="T91">(in case newer version is released):</text:span></text:p>
      <text:p text:style-name="P65">For example, version 12.1 was released in 2013-04-04. We just need to install the binary and replace target folder the symbolic link</text:p>
      <text:p text:style-name="P65"/>
      <text:p text:style-name="P58"><text:span text:style-name="T90">Download new version: </text:span><text:a xlink:type="simple" xlink:href="http://www.jetbrains.com/idea/download/"><text:span text:style-name="T90">http://www.jetbrains.com/idea/download/</text:span></text:a></text:p>
      <text:p text:style-name="P65"/>
      <text:p text:style-name="P9">sudo tar xzvf <text:span text:style-name="T97">ideaIC-13.0.1.tar.gz</text:span> -C /usr/local/</text:p>
      <text:p text:style-name="P12">sudo ln -sfn /usr/local/<text:span text:style-name="T98"> idea-IC-129.713</text:span> /usr/local/IntelliJ</text:p>
      <text:p text:style-name="P8">ls /usr/local -l</text:p>
      <text:p text:style-name="P65"/>
      <text:p text:style-name="P57"/>
      <text:p text:style-name="P37">4. Create Desktop shortcut for IntelliJ IDEA</text:p>
      <text:p text:style-name="P33">Right-Click Desktop -&gt; Create Launcher</text:p>
      <text:p text:style-name="P33"/>
      <text:p text:style-name="P33">Name<text:tab/><text:tab/>IntelliJ</text:p>
      <text:p text:style-name="P33"><text:soft-page-break/>Command<text:tab/>/usr/local/IntelliJ/bin/idea.sh</text:p>
      <text:p text:style-name="P33">Icon<text:tab/><text:tab/>/usr/local/IntelliJ/bin/idea.png</text:p>
      <text:p text:style-name="P57"/>
      <text:p text:style-name="P59">#--Create shortcut in Menu -&gt; Programming</text:p>
      <text:p text:style-name="P6">gedit ~/Desktop/IntelliJ.desktop </text:p>
      <text:p text:style-name="P59"/>
      <text:p text:style-name="P59">and add the line highlighed in red below:</text:p>
      <text:p text:style-name="P57"/>
      <text:p text:style-name="P108">[Desktop Entry]</text:p>
      <text:p text:style-name="P108">Version=1.0</text:p>
      <text:p text:style-name="P108">Type=Application</text:p>
      <text:p text:style-name="P111">Categories=Development;</text:p>
      <text:p text:style-name="P108">Terminal=false</text:p>
      <text:p text:style-name="P108">Icon[en_CA]=/usr/local/IntelliJ/bin/idea.png</text:p>
      <text:p text:style-name="P108">Name[en_CA]=IntelliJ</text:p>
      <text:p text:style-name="P108">Exec=/usr/local/IntelliJ/bin/idea.sh</text:p>
      <text:p text:style-name="P108">Name=IntelliJ IDEA</text:p>
      <text:p text:style-name="P109"/>
      <text:p text:style-name="P59">Save &amp; Exit GEdit</text:p>
      <text:p text:style-name="P59"/>
      <text:p text:style-name="P6">sudo cp ~/Desktop/IntelliJ.desktop /usr/share/applications</text:p>
      <text:p text:style-name="P59"/>
      <text:p text:style-name="P60"/>
      <text:p text:style-name="P53"/>
      <text:p text:style-name="P22"><text:span text:style-name="T72">3. Config DEV Environment</text:span> </text:p>
      <text:p text:style-name="P82"/>
      <text:p text:style-name="P100"><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1">NOTE: <text:s/>when asked for pass phrase, just ignore by pressing [Enter].</text:p>
      <text:p text:style-name="P41"/>
      <text:p text:style-name="P94"><text:span text:style-name="T53">When successful, there will be two key files generated in ~/.ssh folder:<text:line-break/></text:span><text:span text:style-name="T8">ls ~/.ssh -l</text:span></text:p>
      <text:p text:style-name="P82"/>
      <text:p text:style-name="P98">tri@Mint14Cin ~/Downloads $ ls ~/.ssh -l</text:p>
      <text:p text:style-name="P98">total 8</text:p>
      <text:p text:style-name="P97"><text:span text:style-name="T72">-rw------- 1 tri tri 1675 Feb 13 13:58 </text:span><text:span text:style-name="T53">id_rsa</text:span></text:p>
      <text:p text:style-name="P97"><text:span text:style-name="T72">-rw-r--r-- 1 tri tri <text:s/>395 Feb 13 13:58 </text:span><text:span text:style-name="T53">id_rsa.pub</text:span></text:p>
      <text:p text:style-name="P60"/>
      <text:p text:style-name="P60"/>
      <text:p text:style-name="P53"><text:span text:style-name="T63">2</text:span><text:span text:style-name="T62">. </text:span><text:span text:style-name="T63">Add</text:span><text:span text:style-name="T62"> SSH </text:span><text:span text:style-name="T63">Public </text:span><text:span text:style-name="T62">Key</text:span><text:span text:style-name="T63"> to GitHub</text:span><text:span text:style-name="T71"><text:line-break/></text:span>Login to GitHub <text:a xlink:type="simple" xlink:href="https://github.com/settings/ssh">https://github.com/settings/ssh</text:a> <text:line-break/>Click “Add SSH Key”<text:line-break/>Open the<text:span text:style-name="T71"> ~/.ssh/</text:span><text:span text:style-name="T59">id_rsa.pub</text:span><text:span text:style-name="T71"> </text:span>file and paste in the content<text:span text:style-name="T71"><text:line-break/></text:span></text:p>
      <text:p text:style-name="P74">3. Create IntelliJ Projects folder</text:p>
      <text:p text:style-name="P88">mkdir ~/Documents/IntelliJProjects<text:line-break/></text:p>
      <text:p text:style-name="P61"><text:soft-page-break/></text:p>
      <text:p text:style-name="P61"/>
      <text:p text:style-name="P52"/>
      <text:p text:style-name="P52"/>
      <text:p text:style-name="P38"><text:span text:style-name="T68">IntelliJ IDEA v12.x </text:span><text:span text:style-name="T69">: Clone project from GitHub</text:span></text:p>
      <text:p text:style-name="P62">Use this section when the IntelliJ IDEA project already exists in GitHub. </text:p>
      <text:p text:style-name="P62"/>
      <text:p text:style-name="P38"><text:span text:style-name="T12">1</text:span><text:span text:style-name="T11">. IntelliJ</text:span><text:span text:style-name="T12"> IDEA</text:span><text:span text:style-name="T11">: </text:span><text:span text:style-name="T12">Clone Project from GitHub</text:span></text:p>
      <text:list xml:id="list2444879104413909722" text:style-name="L1">
        <text:list-item>
          <text:p text:style-name="P139">Start IntelliJ IDEA</text:p>
        </text:list-item>
      </text:list>
      <text:list xml:id="list6135970376689583351" text:style-name="L2">
        <text:list-item>
          <text:p text:style-name="P144"><text:span text:style-name="T20">If it's the very 1st time, Select "</text:span><text:span text:style-name="T22">I do not have a previous version of IDEA</text:span><text:span text:style-name="T20">"</text:span></text:p>
        </text:list-item>
        <text:list-item>
          <text:p text:style-name="P140">In the Quick Start screen, select "Checkout from Source Control"</text:p>
        </text:list-item>
        <text:list-item>
          <text:p text:style-name="P143">Select GitHub <text:line-break/>Enter GitHub use name &amp; pwd <text:line-break/>Then IDEA ask for “Master Password” to encrypt the GitHub user pwd above when it saves to its config file. Just ignore by clicking “Set Password” button and leaving the pwd blank.<text:line-break/>Reason: we use SSH copy to push to SSH. It’s much better than the GitHub user/pwd login. </text:p>
        </text:list-item>
        <text:list-item>
          <text:p text:style-name="P142"><text:span text:style-name="T86">GitHub Repository Info:<text:line-break/>Git Repository URL: git://github.com/dtFraca/Javamatik.git <text:line-break/>Parent Directory: ~/Documents/IntelliJProjects <text:line-break/>Directory Name: Javamatik<text:line-break/>Click </text:span><text:span text:style-name="T60">Clone</text:span></text:p>
        </text:list-item>
        <text:list-item>
          <text:p text:style-name="P141">Exit IDEA</text:p>
        </text:list-item>
      </text:list>
      <text:p text:style-name="P35"/>
      <text:p text:style-name="P133">2. Configure local GIT Repository</text:p>
      <text:p text:style-name="P124"><text:bookmark-start text:name="__DdeLink__898_1697682061"/>NOTE: As of this writing (Feb 2013), IntelliJ IDEA v12.0.3 doesn't have a complete GUI to configure the local Git repository. This must be done via the command line Git Tool:</text:p>
      <text:p text:style-name="P92"><text:bookmark-end text:name="__DdeLink__898_1697682061"/></text:p>
      <text:p text:style-name="P112"><text:span text:style-name="T6">cd</text:span><text:span text:style-name="T5"> ~/Documents/IntelliJProjects/Javamatik</text:span><text:span text:style-name="T2"><text:line-break/></text:span></text:p>
      <text:p text:style-name="P51">#-- Set global config <text:bookmark-start text:name="__DdeLink__900_1697682061"/>(~/.gitconfig) <text:bookmark-end text:name="__DdeLink__900_1697682061"/></text:p>
      <text:p text:style-name="P101"><text:bookmark-start text:name="__DdeLink__902_1697682061"/><text:span text:style-name="T2">git config --global user.name "David"<text:line-break/>git config --global user.email "david@FIBA"<text:line-break/>git config --global core.editor gedit<text:line-break/>git config --global gui.editor gedit<text:line-break/>git config --global color.ui true<text:line-break/></text:span><text:bookmark-end text:name="__DdeLink__902_1697682061"/><text:span text:style-name="T2"><text:line-break/></text:span><text:span text:style-name="T46">#-- Set local repository config (~</text:span><text:span text:style-name="T42">/Document/IntelliJProjects/</text:span><text:span text:style-name="T43">Javamatik/</text:span><text:span text:style-name="T46">.git/config)</text:span></text:p>
      <text:p text:style-name="P84"><text:span text:style-name="T31"># NOTE: <text:s/></text:span><text:span text:style-name="T18">origin.url</text:span><text:span text:style-name="T21"> &amp; <text:s/></text:span><text:span text:style-name="T18">origin.fetch</text:span><text:span text:style-name="T21"> already set when Cloning from GitHub</text:span></text:p>
      <text:p text:style-name="P54"><text:bookmark-start text:name="__DdeLink__907_1697682061"/><text:span text:style-name="T92">git config remote.origin.url "</text:span><text:span text:style-name="T94">git://github.com/dtFraca/Javamatik.git</text:span><text:span text:style-name="T92">"</text:span><text:span text:style-name="T73"><text:line-break/></text:span><text:span text:style-name="T92">git config remote.origin.fetch "</text:span><text:span text:style-name="T94">+refs/heads/*:refs/remotes/origin/*</text:span><text:span text:style-name="T92">"</text:span><text:span text:style-name="T1"><text:line-break/></text:span><text:bookmark-end text:name="__DdeLink__907_1697682061"/><text:bookmark-start text:name="__DdeLink__905_1697682061"/><text:span text:style-name="T1">git config remote.origin.pushurl </text:span><text:a xlink:type="simple" xlink:href="mailto:ssh://git@github.com/dtFraca/ApprendreJava.git"><text:span text:style-name="T14">"ssh://git@github.com/dtFraca/</text:span></text:a><text:a xlink:type="simple" xlink:href="mailto:ssh://git@github.com/dtFraca/ApprendreJava.git"><text:span text:style-name="T81">Javamatik</text:span></text:a><text:a xlink:type="simple" xlink:href="mailto:ssh://git@github.com/dtFraca/ApprendreJava.git"><text:span text:style-name="T14">.git"</text:span></text:a><text:span text:style-name="T1"><text:line-break/></text:span><text:bookmark-start text:name="__DdeLink__893_159771422"/><text:span text:style-name="T1">git config remote.origin.push "refs/heads/*:refs/heads/*"</text:span><text:bookmark-end text:name="__DdeLink__893_159771422"/><text:span text:style-name="T1"><text:line-break/></text:span><text:bookmark-end text:name="__DdeLink__905_1697682061"/><text:span text:style-name="T14"><text:line-break/># Verification<text:line-break/></text:span><text:span text:style-name="T1">git config -l</text:span><text:span text:style-name="T14"><text:line-break/></text:span></text:p>
      <text:p text:style-name="P87"><text:soft-page-break/></text:p>
      <text:p text:style-name="P87"/>
      <text:p text:style-name="P39"><text:span text:style-name="T68">IntelliJ IDEA v12.x </text:span><text:span text:style-name="T69">: Create new Project + Initialize Remote Repository on GitHub</text:span></text:p>
      <text:p text:style-name="P62">Use this section when starting everything from scratch:</text:p>
      <text:list xml:id="list3920826356476807820" text:style-name="L3">
        <text:list-item>
          <text:p text:style-name="P125">Create a brand new IDEA project</text:p>
        </text:list-item>
        <text:list-item>
          <text:p text:style-name="P125">Create a new Repository on GitHub</text:p>
        </text:list-item>
        <text:list-item>
          <text:p text:style-name="P125">Enable Source Control integration in IDEA and push the IDEA project to GitHub</text:p>
        </text:list-item>
      </text:list>
      <text:p text:style-name="P62"/>
      <text:p text:style-name="P76"><text:span text:style-name="T83">NOTE: As of this writing (Feb 2013), IntelliJ IDEA v12.0.3 doesn't </text:span><text:span text:style-name="T82">have</text:span><text:span text:style-name="T83"> a complete GUI to configure the local Git repository. </text:span><text:span text:style-name="T82">In particular to push code to an empty remote repository on GitHub. The procedure below is rather clumsy, in particular, there might be some settings screens within IDEA to allow to configure some parts. In general, t</text:span><text:span text:style-name="T84">hey are confusing (or even missing)</text:span><text:span text:style-name="T82">. The best is to do by Git command line tool.</text:span></text:p>
      <text:p text:style-name="P64"/>
      <text:p text:style-name="P87"/>
      <text:p text:style-name="P103"><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44">Create a New Project<text:line-break/>Type</text:span><text:span text:style-name="T45"><text:tab/><text:tab/><text:tab/></text:span><text:span text:style-name="T44">Java Module</text:span><text:span text:style-name="T45"> (select this on the left pane)</text:span></text:p>
      <text:p text:style-name="P45">Project Name<text:tab/>Javamatik</text:p>
      <text:p text:style-name="P102"><text:span text:style-name="T44">Project Location<text:tab/></text:span><text:span text:style-name="T43">~</text:span><text:span text:style-name="T42">/Document/IntelliJProjects/</text:span><text:span text:style-name="T43">Javamatik</text:span></text:p>
      <text:p text:style-name="P47">Project SDK<text:tab/><text:tab/>1.6 (navigate to /usr/lib/jvm if not exists yet)</text:p>
      <text:p text:style-name="P46"/>
      <text:p text:style-name="P48">Exit IntelliJ IDEA</text:p>
      <text:p text:style-name="P48"/>
      <text:p text:style-name="P46"/>
      <text:p text:style-name="P134"><text:bookmark-start text:name="__DdeLink__310_81998953"/>2. Configure local GIT Repository<text:bookmark-end text:name="__DdeLink__310_81998953"/></text:p>
      <text:p text:style-name="P44"/>
      <text:p text:style-name="P44">#-- <text:span text:style-name="T85">Create empty </text:span><text:span text:style-name="T61">local</text:span> <text:span text:style-name="T85">Git R</text:span>epository<text:span text:style-name="T85"> (the hidden .git folder)</text:span></text:p>
      <text:p text:style-name="P91"><text:span text:style-name="T87">cd </text:span><text:span text:style-name="T88">~</text:span><text:span text:style-name="T87">/Document/IntelliJProjects/</text:span><text:span text:style-name="T88">Javamatik</text:span></text:p>
      <text:p text:style-name="P90">git init</text:p>
      <text:p text:style-name="P2"><text:line-break/><text:span text:style-name="T54">NOTE</text:span><text:span text:style-name="T41">: contrary to Eclipse where the Git Repository folder should be outside the Workspace folder. With IntelliJ v12.0.3, it MUST BE inside the Project folder (IntelliJ Project Folder means Workspace folder in Eclipse)</text:span></text:p>
      <text:p text:style-name="P1"/>
      <text:p text:style-name="P49">#-- Add a remo<text:span text:style-name="T72">te</text:span> repository named origin and set URL for fetch </text:p>
      <text:p text:style-name="P145">git remote add origin git://github.com/dtFraca/Javamatik.git</text:p>
      <text:p text:style-name="P89">git remote -v</text:p>
      <text:p text:style-name="P43"/>
      <text:p text:style-name="P50">#-- Set global config (~/.gitconfig) </text:p>
      <text:p text:style-name="P104"><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46">#-- Set local repository config (~</text:span><text:span text:style-name="T42">/Document/IntelliJProjects/</text:span><text:span text:style-name="T43">Javamatik/</text:span><text:span text:style-name="T46">.git/config)</text:span></text:p>
      <text:p text:style-name="P85"><text:soft-page-break/><text:span text:style-name="T31"># NOTE: <text:s/></text:span><text:span text:style-name="T18">origin.url</text:span><text:span text:style-name="T21"> &amp; <text:s/></text:span><text:span text:style-name="T18">origin.fetch</text:span><text:span text:style-name="T21"> already set when Cloning from GitHub</text:span></text:p>
      <text:p text:style-name="P55"><text:span text:style-name="T1">git config remote.origin.url "</text:span><text:span text:style-name="T7">git://github.com/dtFraca/Javamatik.git</text:span><text:span text:style-name="T1">"<text:line-break/>git config remote.origin.fetch "</text:span><text:span text:style-name="T7">+refs/heads/*:refs/remotes/origin/*</text:span><text:span text:style-name="T1">"<text:line-break/>git config remote.origin.pushurl </text:span><text:a xlink:type="simple" xlink:href="mailto:ssh://git@github.com/dtFraca/ApprendreJava.git">"ssh://git@github.com/dtFraca/</text:a><text:a xlink:type="simple" xlink:href="mailto:ssh://git@github.com/dtFraca/ApprendreJava.git"><text:span text:style-name="T81">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5"/>
      <text:p text:style-name="P135">3. Git Integration in IntelliJ IDEA</text:p>
      <text:p text:style-name="P42">IntelliJ Settings (Alt-Ctrl-S)</text:p>
      <text:p text:style-name="P42">Version Control (click exactly the Version Control header, not the subit<text:span text:style-name="T85">e</text:span>ms below it)</text:p>
      <text:p text:style-name="P42">Right pane: Click the + icon</text:p>
      <text:p text:style-name="P43">Directory: <text:span text:style-name="T81">~</text:span>/Document/IntelliJProjects/<text:span text:style-name="T81">Javamatik (t</text:span>he IntelliJ Project folder<text:span text:style-name="T85">)</text:span></text:p>
      <text:p text:style-name="P42">VCS: Git</text:p>
      <text:p text:style-name="P78"/>
      <text:p text:style-name="P79">4. Push Project to GitHub</text:p>
      <text:p text:style-name="P83">Click in the Change pane (in the bottom portion of the screen)</text:p>
      <text:p text:style-name="P83">Do Commit &amp; Push</text:p>
      <text:p text:style-name="P83"/>
      <text:p text:style-name="P83"/>
      <text:p text:style-name="P40"><text:span text:style-name="T69">Create new Project “</text:span><text:span text:style-name="T70">HadoopTutorial”</text:span></text:p>
      <text:p text:style-name="P146">+ Initialize Remote Repository on GitHub</text:p>
      <text:p text:style-name="P63"/>
      <text:p text:style-name="P66">HadoopTutorial is an IntelliJ project where I contribute code as a T4G employee to the Toronto Hadoop User Group</text:p>
      <text:p text:style-name="P66"/>
      <text:p text:style-name="P66">The Project has been created, tested OK locally. The Dev machine is a Xubuntu 14.04 x64 VM running IJ 13.1.3.</text:p>
      <text:p text:style-name="P66"/>
      <text:p text:style-name="P75">1. Git must be installed first</text:p>
      <text:p text:style-name="P67">$ sudo apt-get install git</text:p>
      <text:p text:style-name="P66"/>
      <text:p text:style-name="P137"><text:span text:style-name="T118">2.</text:span> <text:span text:style-name="T85">Create empty </text:span><text:span text:style-name="T61">local</text:span> <text:span text:style-name="T85">Git R</text:span>epository<text:span text:style-name="T85"> (the hidden .git folder)</text:span></text:p>
      <text:p text:style-name="P151"><text:span text:style-name="T88">cd ~/Documents/Hadoop</text:span><text:span text:style-name="T116">Lab</text:span><text:span text:style-name="T88">/</text:span></text:p>
      <text:p text:style-name="P153">git init</text:p>
      <text:p text:style-name="P152"/>
      <text:p text:style-name="P132">IMPORTANT: mising this step will cause weird sync issues between IJ and remote Git</text:p>
      <text:p text:style-name="P152"/>
      <text:p text:style-name="P75">2. Enable Source Control</text:p>
      <text:p text:style-name="P68">Menu VCS</text:p>
      <text:p text:style-name="P68">- Enable <text:span text:style-name="T111">Version Control</text:span> Integration</text:p>
      <text:p text:style-name="P67">- <text:span text:style-name="T112">Please select version control system to make your &lt;Project Root&gt; be under:</text:span></text:p>
      <text:p text:style-name="P73">Dropdown box: <text:s/>select <text:span text:style-name="T113">Git</text:span></text:p>
      <text:p text:style-name="P73"/>
      <text:p text:style-name="P126"/>
      <text:p text:style-name="P75">3. <text:span text:style-name="T101">Git configuration</text:span></text:p>
      <text:p text:style-name="P69">IJ doesn't have any GUI to configure git. The plugins GitHub or BitBucket have nothing todo <text:soft-page-break/>with the local git. It is more flexible to use git:</text:p>
      <text:p text:style-name="P69">- allow to do source control with the command line</text:p>
      <text:p text:style-name="P69">- have local <text:span text:style-name="T56">and</text:span> remo<text:span text:style-name="T102">t</text:span>e repository</text:p>
      <text:p text:style-name="P70">- connect to remote repository via SSH &amp; public key (no login/pwd)</text:p>
      <text:p text:style-name="P70"/>
      <text:p text:style-name="P71">The configuration of the local git repo is a little bit complicate but need to be done only once at the creation of the IJ project:</text:p>
      <text:p text:style-name="P113">#-- Add a remo<text:span text:style-name="T72">te</text:span> repository named origin and set URL for fetch </text:p>
      <text:p text:style-name="P71">cd ~/Documents/Hadoop<text:span text:style-name="T116">Lab</text:span>/</text:p>
      <text:p text:style-name="P136"><text:span text:style-name="T81">git remote add origin </text:span><text:span text:style-name="T89"><text:s/>ssh://git@github.com:opent4g/ToHadoop.git</text:span></text:p>
      <text:p text:style-name="P72">git remote -v</text:p>
      <text:p text:style-name="P71"/>
      <text:p text:style-name="P114">#-- Set global config (~/.gitconfig) </text:p>
      <text:p text:style-name="P86"><text:span text:style-name="T14">git config --global user.name "</text:span><text:span text:style-name="T40">Tri@t4g</text:span><text:span text:style-name="T14">"<text:line-break/>git config --global user.email "</text:span><text:span text:style-name="T40">Tri@t4g</text:span><text:span text:style-name="T14">"<text:line-break/>git config --global core.editor </text:span><text:span text:style-name="T40">vim</text:span><text:span text:style-name="T14"><text:line-break/>git config --global gui.editor </text:span><text:span text:style-name="T40">vim</text:span><text:span text:style-name="T14"><text:line-break/>git config --global color.ui true<text:line-break/><text:line-break/></text:span><text:span text:style-name="T104">#-- Set local repository config (~</text:span><text:span text:style-name="T105">/Document/IntelliJProjects/</text:span><text:span text:style-name="T106">Javamatik/</text:span><text:span text:style-name="T104">.git/config)</text:span></text:p>
      <text:p text:style-name="P138"><text:span text:style-name="T39">#</text:span><text:span text:style-name="T79">git config remote.origin.url "</text:span><text:span text:style-name="T80">git://github.com/opent4g/ToHadoop.git</text:span><text:span text:style-name="T79">" </text:span><text:span text:style-name="T115">(unsecure)</text:span><text:span text:style-name="T36"><text:line-break/>git config remote.origin.url "</text:span><text:span text:style-name="T38">ssh://git@github.com/opent4g/ToHadoop.git</text:span><text:span text:style-name="T36">"<text:line-break/>git config remote.origin.fetch "</text:span><text:span text:style-name="T35">+refs/heads/*:refs/remotes/origin/*</text:span><text:span text:style-name="T36">"<text:line-break/>git config remote.origin.pushurl "</text:span><text:span text:style-name="T38">ssh://git@github.com/opent4g/ToHadoop.git"</text:span><text:span text:style-name="T36"><text:line-break/>git config remote.origin.push "refs/heads/*:refs/heads/*"<text:line-break/><text:line-break/></text:span><text:span text:style-name="T107">#-- Verification</text:span><text:span text:style-name="T36"><text:line-break/>git config -l</text:span></text:p>
      <text:p text:style-name="P70"/>
      <text:p text:style-name="P147">user.name=Tri@t4g</text:p>
      <text:p text:style-name="P147">user.email=Tri@t4g</text:p>
      <text:p text:style-name="P147">core.editor=vim</text:p>
      <text:p text:style-name="P147">core.autocrlf=input</text:p>
      <text:p text:style-name="P147">gui.editor=vim</text:p>
      <text:p text:style-name="P147">color.ui=true</text:p>
      <text:p text:style-name="P147">core.repositoryformatversion=0</text:p>
      <text:p text:style-name="P147">core.filemode=true</text:p>
      <text:p text:style-name="P147">core.bare=false</text:p>
      <text:p text:style-name="P147">core.logallrefupdates=true</text:p>
      <text:p text:style-name="P147">remote.origin.url=https://github.com/opent4g/ToHadoop.git</text:p>
      <text:p text:style-name="P147">remote.origin.fetch=+refs/heads/*:refs/remotes/origin/*</text:p>
      <text:p text:style-name="P147">remote.origin.pushurl=ssh://git@github.com:opent4g/ToHadoop.git</text:p>
      <text:p text:style-name="P147">remote.origin.push=refs/heads/*:refs/heads/*</text:p>
      <text:p text:style-name="P149"/>
      <text:p text:style-name="P131"><text:span text:style-name="T108">#-- </text:span><text:span text:style-name="T103">Make a first pull to sync remote/local</text:span><text:span text:style-name="T119"><text:line-break/></text:span>git pull origin master</text:p>
      <text:p text:style-name="P131"/>
      <text:p text:style-name="P148"/>
      <text:p text:style-name="P8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4-06-02T01:52:01.147714479</dc:date>
    <meta:editing-duration>P1DT8H59M</meta:editing-duration>
    <meta:editing-cycles>43</meta:editing-cycles>
    <meta:generator>LibreOffice/4.2.3.3$Linux_X86_64 LibreOffice_project/420m0$Build-3</meta:generator>
    <meta:document-statistic meta:table-count="0" meta:image-count="0" meta:object-count="0" meta:page-count="7" meta:paragraph-count="178" meta:word-count="1389" meta:character-count="10491" meta:non-whitespace-character-count="9250"/>
  </office:meta>
</office:document-meta>
</file>